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6654in"/>
    </style:style>
    <style:style style:name="co2" style:family="table-column">
      <style:table-column-properties fo:break-before="auto" style:column-width="5.2244in"/>
    </style:style>
    <style:style style:name="co3" style:family="table-column">
      <style:table-column-properties fo:break-before="auto" style:column-width="4.6799in"/>
    </style:style>
    <style:style style:name="co4" style:family="table-column">
      <style:table-column-properties fo:break-before="auto" style:column-width="0.889in"/>
    </style:style>
    <style:style style:name="co5" style:family="table-column">
      <style:table-column-properties fo:break-before="auto" style:column-width="1.0882in"/>
    </style:style>
    <style:style style:name="co6" style:family="table-column">
      <style:table-column-properties fo:break-before="auto" style:column-width="5.4201in"/>
    </style:style>
    <style:style style:name="co7" style:family="table-column">
      <style:table-column-properties fo:break-before="auto" style:column-width="4.8654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name="Liberation Sans" style:font-name-asian="WenQuanYi Zen Hei" style:font-name-complex="Lohit Hindi"/>
    </style:style>
    <style:style style:name="T1" style:family="text">
      <style:text-properties fo:font-weight="bold" style:font-weight-asian="bold" style:font-weight-complex="bold"/>
    </style:style>
    <style:style style:name="T2" style:family="text">
      <style:text-properties style:font-name="Arial1" fo:font-size="10pt" style:font-size-asian="10pt" style:font-size-complex="10pt"/>
    </style:style>
    <style:style style:name="T3" style:family="text">
      <style:text-properties style:font-name="Arial1" fo:font-size="10pt" style:letter-kerning="true" style:font-size-asian="10pt" style:language-asian="hi" style:country-asian="IN" style:font-size-complex="10pt"/>
    </style:style>
  </office:automatic-styles>
  <office:body>
    <office:spreadsheet>
      <table:table table:name="RM_BP"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text:p>Recitations of the Bhagavata Purana, as mentioned in the text.</text:p>
          </table:table-cell>
          <table:table-cell table:number-columns-repeated="2"/>
        </table:table-row>
        <table:table-row table:style-name="ro1">
          <table:table-cell table:number-columns-repeated="3"/>
        </table:table-row>
        <table:table-row table:style-name="ro1">
          <table:table-cell office:value-type="string">
            <text:p>Mentions of “RM_BP” below refers to Ramesh Menon's edition of the Bhagavata Purana.</text:p>
          </table:table-cell>
          <table:table-cell table:number-columns-repeated="2"/>
        </table:table-row>
        <table:table-row table:style-name="ro1" table:number-rows-repeated="2">
          <table:table-cell table:number-columns-repeated="3"/>
        </table:table-row>
        <table:table-row table:style-name="ro1">
          <table:table-cell table:style-name="ce1" office:value-type="string">
            <text:p>Reference:</text:p>
          </table:table-cell>
          <table:table-cell table:style-name="ce1" office:value-type="string">
            <text:p>Description:</text:p>
          </table:table-cell>
          <table:table-cell table:style-name="ce1" office:value-type="string">
            <text:p>Notes:</text:p>
          </table:table-cell>
        </table:table-row>
        <table:table-row table:style-name="ro2">
          <table:table-cell table:style-name="ce2" office:value-type="string">
            <text:p>pg. 16 (RM_BP)</text:p>
          </table:table-cell>
          <table:table-cell table:style-name="ce2" office:value-type="string">
            <text:p>9th day of the bright half of the month of <text:span text:style-name="T1">Bhadrapada</text:span>, Suka began reciting the Bhagavatam to Parikshit.</text:p>
          </table:table-cell>
          <table:table-cell table:style-name="ce2"/>
        </table:table-row>
        <table:table-row table:style-name="ro3">
          <table:table-cell table:style-name="ce2" office:value-type="string">
            <text:p>pg. 16 (RM_BP)</text:p>
          </table:table-cell>
          <table:table-cell table:style-name="ce2" office:value-type="string">
            <text:p>200 years more of kali yuga went by, after Prikshit firs thead the Lord's Purana, and then Gokarna Muni began his week-long rendition of the Bhagavatam on the 9th day fo the bright half o the month of <text:span text:style-name="T1">Ashada</text:span>.</text:p>
          </table:table-cell>
          <table:table-cell table:style-name="ce2"/>
        </table:table-row>
        <table:table-row table:style-name="ro4">
          <table:table-cell table:style-name="ce2" office:value-type="string">
            <text:p>pg. 16 (RM_BP)</text:p>
          </table:table-cell>
          <table:table-cell table:style-name="ce2" office:value-type="string">
            <text:p>30 years passed, after Gokarna's narration of the Bhagavatam, and Narada found the wasted Bhakti and her unconscious sons on the banks of Yamuna, near Vrindavana. <text:s/>Sanatkumara, Sanaka, Sananda, and Sanatana began their recitation of the Bhagavatam on the 9th morning of the bright fortnight of the month of <text:span text:style-name="T1">Karttika</text:span>. <text:s/></text:p>
          </table:table-cell>
          <table:table-cell table:style-name="ce2"/>
        </table:table-row>
        <table:table-row table:style-name="ro5">
          <table:table-cell table:style-name="ce2" office:value-type="string">
            <text:p>pg. 26-28 (RM_BP)</text:p>
          </table:table-cell>
          <table:table-cell table:style-name="ce2" office:value-type="string">
            <text:p>Details given of Gokarna's 2 recitations of the Bhagavatam. </text:p>
          </table:table-cell>
          <table:table-cell table:style-name="ce2"/>
        </table:table-row>
        <table:table-row table:style-name="ro4">
          <table:table-cell table:style-name="ce2" office:value-type="string">
            <text:p>pg. 26-27 (RM_BP)</text:p>
          </table:table-cell>
          <table:table-cell table:style-name="ce3" office:value-type="string">
            <text:p>Gokarna's first recitation: 1-week recitation, for 7 days (daytimes only), then a clap of thunder happens. <text:s/>Dhundhukari turns blue, and flys away in an vimana (the vimana has eternal dwellers of VIshnu's realm, Vaikuntha). <text:s/>Dhundhukari ate nothing for those 7 days.</text:p>
          </table:table-cell>
          <table:table-cell table:style-name="ce2"/>
        </table:table-row>
        <table:table-row table:style-name="ro6">
          <table:table-cell table:style-name="ce2" office:value-type="string">
            <text:p>pg. 27-28 (RM_BP)</text:p>
          </table:table-cell>
          <table:table-cell table:style-name="ce2" office:value-type="string">
            <text:p>Gokarna's second recitation, in the very next month, in <text:span text:style-name="T1">Sravana</text:span>. 1-week recitation, for 7 nights (nighttimes only). <text:s/>At the end of recitation, at sunrise, a great sea conch boom. <text:s/>Blinding light filled all the four quarters, engulfed earth and sky, and Vishnu appeared before Gokarna and his people. <text:s/>A flotilla of vimanas surrounded the Blue God, and rapturous cries of Jaya erupted in the air. <text:s/>Vishnu came up to Gokarna and embraced him, and at once that Muni had a form exactly like the Lord's. <text:s/>The people of Gokarna ascend to Vaikuntha in gleaming vimanas.</text:p>
          </table:table-cell>
          <table:table-cell table:style-name="ce2" office:value-type="string">
            <text:p>This rising is likened to when the people of Ayodhya rose with Rama at the Sarayu.</text:p>
          </table:table-cell>
        </table:table-row>
        <table:table-row table:style-name="ro4">
          <table:table-cell table:style-name="ce2" office:value-type="string">
            <text:p>pg. 1445 (RM_BP)</text:p>
          </table:table-cell>
          <table:table-cell table:style-name="ce2" office:value-type="string">
            <text:p>If a man hears this Bhagavata for just a yaama, with devotion, or an even shorter time, or if he relates it to other men, he will sanctify his body and his spirit, himself, and those that hear him. <text:s/>It shall be like bathing in the holiest tirtha, and not merely washing the body in some water. <text:s/></text:p>
          </table:table-cell>
          <table:table-cell table:style-name="ce2"/>
        </table:table-row>
        <table:table-row table:style-name="ro3">
          <table:table-cell table:style-name="ce2" office:value-type="string">
            <text:p>pg. 1445 (RM_BP)</text:p>
          </table:table-cell>
          <table:table-cell table:style-name="ce2" office:value-type="string">
            <text:p>He that listens to the Bhagavatam on <text:span text:style-name="T1">Ekadasi</text:span> and <text:span text:style-name="T1">Dwadasi</text:span> shall live long; he that reads the Bhagavatam on these days, while keeping a fast and meditating upon the Lord, shall be freed from all his sins. <text:s/></text:p>
          </table:table-cell>
          <table:table-cell table:style-name="ce2"/>
        </table:table-row>
        <table:table-row table:style-name="ro2">
          <table:table-cell table:style-name="ce2" office:value-type="string">
            <text:p>pg. 1446 (RM_BP)</text:p>
          </table:table-cell>
          <table:table-cell table:style-name="ce2" office:value-type="string">
            <text:p>He that keeps a vrata and reads the Bhagavata Purana at <text:span text:style-name="T1">Puskara</text:span>, <text:span text:style-name="T1">Vraja</text:span> or <text:span text:style-name="T1">Dwaraka</text:span>, shall not ever again experience fear of anything that exists in samsara.</text:p>
          </table:table-cell>
          <table:table-cell table:style-name="ce2"/>
        </table:table-row>
        <table:table-row table:style-name="ro2">
          <table:table-cell table:style-name="ce2" office:value-type="string">
            <text:p>pg. 1446 (RM_BP)</text:p>
          </table:table-cell>
          <table:table-cell table:style-name="ce2" office:value-type="string">
            <text:p>Those that recite or hear this Purana will have the blessings of the Devas, Rishis, Siddhas, Pitrs, the Manus, all of whom will give them whatever their hearts desire.</text:p>
          </table:table-cell>
          <table:table-cell table:style-name="ce2"/>
        </table:table-row>
        <table:table-row table:style-name="ro3">
          <table:table-cell table:style-name="ce2" office:value-type="string">
            <text:p>pg. 1446 (RM_BP)</text:p>
          </table:table-cell>
          <table:table-cell table:style-name="ce2" office:value-type="string">
            <text:p>He that studies this Purana receives exciting magical gifts, which usually only dwijas who master the three Vedas get – Madhukulya, ghritakulya and payahkulya: the spontaneous flow of honey, ghee and milk.</text:p>
          </table:table-cell>
          <table:table-cell table:style-name="ce2"/>
        </table:table-row>
        <table:table-row table:style-name="ro2">
          <table:table-cell table:style-name="ce2" office:value-type="string">
            <text:p>pg. 1446 (RM_BP)</text:p>
          </table:table-cell>
          <table:table-cell table:style-name="ce2" office:value-type="string">
            <text:p>All the tales and anecdotes deal with a single Person – Bhagavan, God who prevades all things.</text:p>
          </table:table-cell>
          <table:table-cell table:style-name="ce2"/>
        </table:table-row>
        <table:table-row table:style-name="ro3">
          <table:table-cell table:style-name="ce2" office:value-type="string">
            <text:p>pg. 1446 (RM_BP)</text:p>
          </table:table-cell>
          <table:table-cell table:style-name="ce2" office:value-type="string">
            <text:p>I salute Him, the quintessential Chitta, the eternal, supreme God, the Antaryamin, in whom all the worlds and their entities – created by the nine forces of Prakriti that stir at his will – are founded.</text:p>
          </table:table-cell>
          <table:table-cell table:style-name="ce2"/>
        </table:table-row>
        <table:table-row table:style-name="ro3">
          <table:table-cell table:style-name="ce2" office:value-type="string">
            <text:p>pg. 1448 (RM_BP)</text:p>
          </table:table-cell>
          <table:table-cell table:style-name="ce2" office:value-type="string">
            <text:p>Lord Mahavishnu himself first revealed this Bhagavatam to Brahma, who sat within his lotus sprouted from Narayana's navel, and trembled with fear of becoming entangled in the wheel of samsara.</text:p>
          </table:table-cell>
          <table:table-cell table:style-name="ce2"/>
        </table:table-row>
        <table:table-row table:style-name="ro3">
          <table:table-cell table:style-name="ce2" office:value-type="string">
            <text:p>pg. 1448 (RM_BP)</text:p>
          </table:table-cell>
          <table:table-cell table:style-name="ce2" office:value-type="string">
            <text:p>The pious one that makes a gift of the Bhagavatam on the paurnima day of the month of <text:span text:style-name="T1">Bhadrapada</text:span>, giving it away upon a golden stand, shall attain to the most lofty destiny.</text:p>
          </table:table-cell>
          <table:table-cell table:style-name="ce2"/>
        </table:table-row>
        <table:table-row table:style-name="ro7">
          <table:table-cell table:style-name="ce2" office:value-type="string">
            <text:p>pg. 1449 (RM_BP)</text:p>
          </table:table-cell>
          <table:table-cell table:style-name="ce2" office:value-type="string">
            <text:p>We meditate upon this supreme truth, this untainted, pristine, sorrowless fire of enlightenment, which the Lord lit in the heart of Brahma; which Brahma gave to Narada, who imparted it to Veda Vyasa, who transmitted it to Suka Deva, who related it to Raja Parikshit. <text:s/></text:p>
          </table:table-cell>
          <table:table-cell table:style-name="ce2" office:value-type="string">
            <text:p><text:span text:style-name="T2">1) Lord to Brahma.</text:span></text:p>
            <text:p><text:span text:style-name="T3">2) Brahma to Narada.</text:span></text:p>
            <text:p><text:span text:style-name="T3">3) Narada to Veda Vyasa.</text:span></text:p>
            <text:p><text:span text:style-name="T3">4) Ved Vyasa to Suka Deva.</text:span></text:p>
            <text:p><text:span text:style-name="T3">5) Suka Deva to Raja Parikshit.</text:span></text:p>
          </table:table-cell>
        </table:table-row>
        <table:table-row table:style-name="ro2">
          <table:table-cell table:style-name="ce2" office:value-type="string">
            <text:p>pg. 1449 (RM_BP)</text:p>
          </table:table-cell>
          <table:table-cell table:style-name="ce2" office:value-type="string">
            <text:p>Salutation to You, O Vaasudeva, universal witness, who in your mercy taught the Bhagavata Purana to Brahma, when the Creator sought freedom from samsara.</text:p>
          </table:table-cell>
          <table:table-cell table:style-name="ce2"/>
        </table:table-row>
        <table:table-row table:style-name="ro2">
          <table:table-cell table:style-name="ce2" office:value-type="string">
            <text:p>pg. 1449 (RM_BP)</text:p>
          </table:table-cell>
          <table:table-cell table:style-name="ce2" office:value-type="string">
            <text:p>Salutations to Suka, greatest of Yogis, why the Brahman incarnate, who restored the spirit of Parikshit, when that king had been stung by the serpent samsara. </text:p>
          </table:table-cell>
          <table:table-cell table:style-name="ce2"/>
        </table:table-row>
        <table:table-row table:style-name="ro1" table:number-rows-repeated="33">
          <table:table-cell table:style-name="ce2" table:number-columns-repeated="3"/>
        </table:table-row>
        <table:table-row table:style-name="ro1" table:number-rows-repeated="1048518">
          <table:table-cell table:number-columns-repeated="3"/>
        </table:table-row>
        <table:table-row table:style-name="ro1">
          <table:table-cell table:number-columns-repeated="3"/>
        </table:table-row>
      </table:table>
      <table:table table:name="BP" table:style-name="ta1">
        <table:table-column table:style-name="co5" table:default-cell-style-name="ce2"/>
        <table:table-column table:style-name="co6" table:default-cell-style-name="ce2"/>
        <table:table-column table:style-name="co7" table:default-cell-style-name="ce2"/>
        <table:table-row table:style-name="ro5">
          <table:table-cell table:style-name="Default" office:value-type="string">
            <text:p>Recitations of the Bhagavata Purana, as mentioned in the text.</text:p>
          </table:table-cell>
          <table:table-cell table:style-name="Default" table:number-columns-repeated="2"/>
        </table:table-row>
        <table:table-row table:style-name="ro1">
          <table:table-cell table:style-name="Default" table:number-columns-repeated="3"/>
        </table:table-row>
        <table:table-row table:style-name="ro5">
          <table:table-cell table:style-name="Default" office:value-type="string">
            <text:p>Names and mentions are from the BhagavadPuran.IGS.pdf from the International Gita Society.</text:p>
          </table:table-cell>
          <table:table-cell table:style-name="Default" table:number-columns-repeated="2"/>
        </table:table-row>
        <table:table-row table:style-name="ro1" table:number-rows-repeated="2">
          <table:table-cell table:style-name="Default" table:number-columns-repeated="3"/>
        </table:table-row>
        <table:table-row table:style-name="ro1">
          <table:table-cell table:style-name="ce1" office:value-type="string">
            <text:p>Reference:</text:p>
          </table:table-cell>
          <table:table-cell table:style-name="ce1" office:value-type="string">
            <text:p>Text:</text:p>
          </table:table-cell>
          <table:table-cell table:style-name="ce1" office:value-type="string">
            <text:p>Notes:</text:p>
          </table:table-cell>
        </table:table-row>
        <table:table-row table:style-name="ro8">
          <table:table-cell office:value-type="string">
            <text:p>12.13.19</text:p>
          </table:table-cell>
          <table:table-cell office:value-type="string">
            <text:p>I meditate upon that pure and spotless Supreme Absolute Truth, who is free from suffering and death and who in the beginning personally revealed this incomparable torchlight of knowledge to Brahma. Brahma then spoke it to the sage Narada, who narrated it to Krsna-dvaipayana Vyasa. Srila Vyasa revealed this Bhagavatam to the greatest of sages, Sukadeva Gosvami, and Sukadeva mercifully spoke it to Maharaja Pariksit.</text:p>
          </table:table-cell>
          <table:table-cell office:value-type="string">
            <text:p>1) Supreme Absolute Truth [personified] to Brahma</text:p>
            <text:p>2) Brahma to Narada</text:p>
            <text:p>3) Narada to Vyasa</text:p>
            <text:p>4) Vyasa to Sukadeva Gosvami</text:p>
            <text:p>5) Sukadeva Gosvami to Maharaj Pariksit.</text:p>
          </table:table-cell>
        </table:table-row>
        <table:table-row table:style-name="ro3">
          <table:table-cell office:value-type="string">
            <text:p>12.13.20</text:p>
          </table:table-cell>
          <table:table-cell office:value-type="string">
            <text:p>We offer our obeisances to the Supreme Personality of Godhead, Lord Vasudeva, the all-pervading witness, who mercifully explained this science to Brahma when he anxiously desired salvation.</text:p>
          </table:table-cell>
          <table:table-cell/>
        </table:table-row>
        <table:table-row table:style-name="ro1" table:number-rows-repeated="44">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5-07T10:48:41</meta:creation-date>
    <dc:date>2013-05-07T22:10:12</dc:date>
    <dc:creator>Ryan </dc:creator>
    <meta:editing-duration>PT28M14S</meta:editing-duration>
    <meta:editing-cycles>4</meta:editing-cycles>
    <meta:generator>LibreOffice/3.5$Linux_X86_64 LibreOffice_project/350m1$Build-403</meta:generator>
    <meta:document-statistic meta:table-count="2" meta:cell-count="53" meta:object-count="0"/>
  </office:meta>
</office:document-meta>
</file>